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000000040004AF3F1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8.106cm" svg:height="15.441cm" draw:z-index="0"><draw:image xlink:href="Pictures/10000000000005000000040004AF3F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ssiba derrouiche</meta:initial-creator>
    <meta:creation-date>2018-10-06T19:05:53.94</meta:creation-date>
    <dc:date>2018-10-12T21:29:23.08</dc:date>
    <dc:creator>hassiba derrouiche</dc:creator>
    <meta:editing-duration>PT5H52M</meta:editing-duration>
    <meta:editing-cycles>2</meta:editing-cycles>
    <meta:generator>OpenOffice/4.1.4$Win32 OpenOffice.org_project/414m5$Build-9788</meta:generator>
    <meta:document-statistic meta:table-count="0" meta:image-count="1" meta:object-count="0" meta:page-count="1" meta:paragraph-count="0" meta:word-count="0" meta:character-count="0"/>
  </office:meta>
</office:document-meta>
</file>